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C5C7AE7A3FC92A7F.jpg" manifest:media-type="image/jpeg"/>
  <manifest:file-entry manifest:full-path="Pictures/1000000000000100000001005346835D4D7C85D7.png" manifest:media-type="image/png"/>
  <manifest:file-entry manifest:full-path="Pictures/1000000000000100000001009D67FEA227EC6CE6.png" manifest:media-type="image/png"/>
  <manifest:file-entry manifest:full-path="Pictures/10000000000001000000010093EC20E0E90FAFF6.png" manifest:media-type="image/png"/>
  <manifest:file-entry manifest:full-path="Pictures/1000000000000100000001002A78E1450FE48A38.png" manifest:media-type="image/png"/>
  <manifest:file-entry manifest:full-path="Pictures/100000000000002000000020B2FF2A327EABC87D.png" manifest:media-type="image/png"/>
  <manifest:file-entry manifest:full-path="Pictures/100000000000010000000100C4A7264B4C281968.png" manifest:media-type="image/png"/>
  <manifest:file-entry manifest:full-path="Pictures/100000000000010000000100C5347B939A44FAE6.png" manifest:media-type="image/png"/>
  <manifest:file-entry manifest:full-path="Pictures/10000000000001000000010017AEF2F831B3E876.jpg" manifest:media-type="image/jpeg"/>
  <manifest:file-entry manifest:full-path="Pictures/1000000000000100000001007F5D9FE1B284E064.png" manifest:media-type="image/png"/>
  <manifest:file-entry manifest:full-path="Pictures/1000000000000100000001005A7B864A45436BAD.png" manifest:media-type="image/png"/>
  <manifest:file-entry manifest:full-path="Pictures/100000000000010000000100D28D0304FDF22F25.png" manifest:media-type="image/png"/>
  <manifest:file-entry manifest:full-path="Pictures/100000000000010000000100F1527C437DFBE869.png" manifest:media-type="image/png"/>
  <manifest:file-entry manifest:full-path="Pictures/100000000000010000000100EAEEE63B0998F849.jpg" manifest:media-type="image/jpeg"/>
  <manifest:file-entry manifest:full-path="Pictures/10000000000001000000010012983305CA273DD9.png" manifest:media-type="image/png"/>
  <manifest:file-entry manifest:full-path="Pictures/10000000000001000000010026E533FABFD6ED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217cm" fo:min-width="8.967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715cm" fo:padding-top="0.23cm" fo:padding-bottom="0.23cm" fo:padding-left="0.355cm" fo:padding-right="0.355cm"/>
    </style:style>
    <style:style style:name="gr3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559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Ultrafine_20_2_20_Dots_20_3_20_Dashes" svg:stroke-color="#000000" draw:fill="none" draw:fill-color="#ffffff" fo:min-height="1.72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711cm" fo:min-width="8.561cm" fo:padding-top="0.23cm" fo:padding-bottom="0.23cm" fo:padding-left="0.355cm" fo:padding-right="0.35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99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000099" style:font-name="Times New Roman" fo:font-size="44pt" fo:font-weight="bold" style:font-size-asian="28pt" style:font-size-complex="28pt"/>
    </style:style>
    <style:style style:name="T1" style:family="text">
      <style:text-properties style:font-name="Times New Roman" fo:font-size="4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79cm" svg:height="9.679cm" svg:x="21.70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425cm" svg:height="9.358cm" svg:x="21.704cm" svg:y="1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271cm" svg:height="9.298cm" svg:x="47.973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57cm" svg:height="9.298cm" svg:x="47.873cm" svg:y="11.3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57cm" svg:height="9.298cm" svg:x="47.973cm" svg:y="20.91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627cm" svg:height="1.97cm" svg:x="41.132cm" svg:y="30.899cm">
          <draw:text-box>
            <text:p text:style-name="P2"><text:span text:style-name="T1">Legacy Photos!</text:span></text:p>
          </draw:text-box>
        </draw:frame>
        <draw:custom-shape draw:style-name="gr6" draw:text-style-name="P1" draw:layer="layout" svg:width="9.271cm" svg:height="9.171cm" svg:x="21.758cm" svg:y="21.19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9.312cm" svg:height="9.312cm" svg:x="1.416cm" svg:y="1.086cm">
          <draw:image xlink:href="Pictures/1000000000000100000001007F5D9FE1B284E064.png" xlink:type="simple" xlink:show="embed" xlink:actuate="onLoad">
            <text:p/>
          </draw:image>
        </draw:frame>
        <draw:frame draw:style-name="gr7" draw:text-style-name="P1" draw:layer="layout" svg:width="9.312cm" svg:height="9.312cm" svg:x="21.817cm" svg:y="1.203cm">
          <draw:image xlink:href="Pictures/1000000000000100000001009D67FEA227EC6CE6.png" xlink:type="simple" xlink:show="embed" xlink:actuate="onLoad">
            <text:p/>
          </draw:image>
        </draw:frame>
        <draw:frame draw:style-name="gr7" draw:text-style-name="P1" draw:layer="layout" svg:width="9.231cm" svg:height="9.231cm" svg:x="21.828cm" svg:y="11.287cm">
          <draw:image xlink:href="Pictures/100000000000010000000100C4A7264B4C281968.png" xlink:type="simple" xlink:show="embed" xlink:actuate="onLoad">
            <text:p/>
          </draw:image>
        </draw:frame>
        <draw:frame draw:style-name="gr7" draw:text-style-name="P1" draw:layer="layout" svg:width="9.144cm" svg:height="9.144cm" svg:x="1.528cm" svg:y="11.287cm">
          <draw:image xlink:href="Pictures/100000000000010000000100C5347B939A44FAE6.png" xlink:type="simple" xlink:show="embed" xlink:actuate="onLoad">
            <text:p/>
          </draw:image>
        </draw:frame>
        <draw:frame draw:style-name="gr7" draw:text-style-name="P1" draw:layer="layout" svg:width="9.024cm" svg:height="9.024cm" svg:x="1.501cm" svg:y="20.999cm">
          <draw:image xlink:href="Pictures/1000000000000100000001005A7B864A45436BAD.png" xlink:type="simple" xlink:show="embed" xlink:actuate="onLoad">
            <text:p/>
          </draw:image>
        </draw:frame>
        <draw:frame draw:style-name="gr7" draw:text-style-name="P1" draw:layer="layout" svg:width="8.99cm" svg:height="8.99cm" svg:x="21.914cm" svg:y="21.32cm">
          <draw:image xlink:href="Pictures/100000000000010000000100D28D0304FDF22F25.png" xlink:type="simple" xlink:show="embed" xlink:actuate="onLoad">
            <text:p/>
          </draw:image>
        </draw:frame>
        <draw:frame draw:style-name="gr7" draw:text-style-name="P1" draw:layer="layout" svg:width="9.144cm" svg:height="9.144cm" svg:x="48.094cm" svg:y="21.039cm">
          <draw:image xlink:href="Pictures/100000000000010000000100F1527C437DFBE869.png" xlink:type="simple" xlink:show="embed" xlink:actuate="onLoad">
            <text:p/>
          </draw:image>
        </draw:frame>
        <draw:frame draw:style-name="gr7" draw:text-style-name="P1" draw:layer="layout" svg:width="9.271cm" svg:height="9.271cm" svg:x="38.02cm" svg:y="11.287cm">
          <draw:image xlink:href="Pictures/1000000000000100000001002A78E1450FE48A38.png" xlink:type="simple" xlink:show="embed" xlink:actuate="onLoad">
            <text:p/>
          </draw:image>
        </draw:frame>
        <draw:frame draw:style-name="gr7" draw:text-style-name="P1" draw:layer="layout" svg:width="9.107cm" svg:height="9.107cm" svg:x="48.044cm" svg:y="1.264cm">
          <draw:image xlink:href="Pictures/10000000000001000000010026E533FABFD6ED3B.png" xlink:type="simple" xlink:show="embed" xlink:actuate="onLoad">
            <text:p/>
          </draw:image>
        </draw:frame>
        <draw:frame draw:style-name="gr7" draw:text-style-name="P1" draw:layer="layout" svg:width="9.398cm" svg:height="9.398cm" svg:x="38.01cm" svg:y="20.939cm">
          <draw:image xlink:href="Pictures/10000000000001000000010093EC20E0E90FAFF6.png" xlink:type="simple" xlink:show="embed" xlink:actuate="onLoad">
            <text:p/>
          </draw:image>
        </draw:frame>
        <draw:frame draw:style-name="gr7" draw:text-style-name="P1" draw:layer="layout" svg:width="9.181cm" svg:height="9.181cm" svg:x="38.194cm" svg:y="1.115cm">
          <draw:image xlink:href="Pictures/10000000000001000000010012983305CA273DD9.png" xlink:type="simple" xlink:show="embed" xlink:actuate="onLoad">
            <text:p/>
          </draw:image>
        </draw:frame>
        <draw:frame draw:style-name="gr7" draw:text-style-name="P1" draw:layer="layout" svg:width="9.244cm" svg:height="9.244cm" svg:x="47.993cm" svg:y="11.314cm">
          <draw:image xlink:href="Pictures/1000000000000100000001005346835D4D7C85D7.png" xlink:type="simple" xlink:show="embed" xlink:actuate="onLoad">
            <text:p/>
          </draw:image>
        </draw:frame>
        <draw:frame draw:style-name="gr7" draw:text-style-name="P1" draw:layer="layout" svg:width="9.017cm" svg:height="9.017cm" svg:x="11.514cm" svg:y="11.387cm">
          <draw:image xlink:href="Pictures/100000000000010000000100EAEEE63B0998F849.jpg" xlink:type="simple" xlink:show="embed" xlink:actuate="onLoad">
            <text:p/>
          </draw:image>
        </draw:frame>
        <draw:frame draw:style-name="gr7" draw:text-style-name="P1" draw:layer="layout" svg:width="8.89cm" svg:height="8.89cm" svg:x="11.514cm" svg:y="21.257cm">
          <draw:image xlink:href="Pictures/100000000000010000000100C5C7AE7A3FC92A7F.jpg" xlink:type="simple" xlink:show="embed" xlink:actuate="onLoad">
            <text:p/>
          </draw:image>
        </draw:frame>
        <draw:frame draw:style-name="gr7" draw:text-style-name="P1" draw:layer="layout" svg:width="9.398cm" svg:height="9.398cm" svg:x="11.424cm" svg:y="1cm">
          <draw:image xlink:href="Pictures/10000000000001000000010017AEF2F831B3E87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8.42cm" fo:page-height="34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8T22:01:02.135663178</dc:date>
    <meta:editing-duration>PT4H33M53S</meta:editing-duration>
    <meta:editing-cycles>66</meta:editing-cycles>
    <meta:generator>LibreOffice/5.1.6.2$Linux_X86_64 LibreOffice_project/10m0$Build-2</meta:generator>
    <meta:document-statistic meta:object-count="22"/>
  </office:meta>
</office:document-meta>
</file>